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63fd" officeooo:paragraph-rsid="000e63f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e63fd" officeooo:paragraph-rsid="000e63f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f5953" officeooo:paragraph-rsid="001f5953" style:font-size-asian="14pt" style:font-size-complex="14pt"/>
    </style:style>
    <style:style style:name="P4" style:family="paragraph" style:parent-style-name="Standard">
      <style:text-properties officeooo:rsid="000e63fd" officeooo:paragraph-rsid="000e63fd"/>
    </style:style>
    <style:style style:name="P5" style:family="paragraph" style:parent-style-name="Standard">
      <style:text-properties officeooo:rsid="000e63fd" officeooo:paragraph-rsid="0015fd90"/>
    </style:style>
    <style:style style:name="P6" style:family="paragraph" style:parent-style-name="Standard">
      <style:text-properties officeooo:rsid="000f7dbe" officeooo:paragraph-rsid="000f7dbe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97135" officeooo:paragraph-rsid="00197135" style:font-size-asian="14pt" style:font-size-complex="14pt"/>
    </style:style>
    <style:style style:name="P8" style:family="paragraph" style:parent-style-name="Standard">
      <style:text-properties officeooo:rsid="00112dc4" officeooo:paragraph-rsid="00112dc4"/>
    </style:style>
    <style:style style:name="P9" style:family="paragraph" style:parent-style-name="Standard">
      <style:text-properties officeooo:rsid="00112dc4" officeooo:paragraph-rsid="001301fc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officeooo:rsid="001f5953" style:font-size-asian="14pt" style:font-size-complex="14pt"/>
    </style:style>
    <style:style style:name="T3" style:family="text">
      <style:text-properties officeooo:rsid="0019ea43"/>
    </style:style>
    <style:style style:name="T4" style:family="text">
      <style:text-properties officeooo:rsid="00112dc4"/>
    </style:style>
    <style:style style:name="T5" style:family="text">
      <style:text-properties officeooo:rsid="0015fd90"/>
    </style:style>
    <style:style style:name="T6" style:family="text">
      <style:text-properties officeooo:rsid="001301fc"/>
    </style:style>
    <style:style style:name="T7" style:family="text">
      <style:text-properties officeooo:rsid="00144a2f"/>
    </style:style>
    <style:style style:name="T8" style:family="text">
      <style:text-properties officeooo:rsid="001fa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ktantrag </text:span><text:span text:style-name="T2">für </text:span><text:span text:style-name="T1">Text Adventure</text:span></text:p>
      <text:p text:style-name="P2"/>
      <text:p text:style-name="P3">von Michael Radawicz</text:p>
      <text:p text:style-name="P2"/>
      <text:p text:style-name="P2">Ein Tag in Ankh-Morpork</text:p>
      <text:p text:style-name="P1"/>
      <text:p text:style-name="P4"/>
      <text:p text:style-name="P4">Text Adventure über 3 Personen, die einen Tag in Ankh-Morpork erleben <text:span text:style-name="T3">und am Ende entweder ein gutes oder ein schlechtes Ende erleben.</text:span></text:p>
      <text:p text:style-name="P4"/>
      <text:p text:style-name="P4"><text:span text:style-name="T3">Der Spieler kann</text:span> zwischen 3 Charakteren, die auch den Schwierigkeitsgrad <text:span text:style-name="T3">(Leicht, Mittel, Schwer)</text:span> darstellen, <text:span text:style-name="T3">auswählen</text:span>.</text:p>
      <text:p text:style-name="P4"/>
      <text:p text:style-name="P5">Jeder Charakter hat 3 verschiedene Eigenschaften in unterschiedlichen <text:span text:style-name="T4">A</text:span>usprägungen <text:span text:style-name="T5">und jeweils einen Lebensbalken</text:span>.</text:p>
      <text:p text:style-name="P4"/>
      <text:p text:style-name="P5"><text:span text:style-name="T3">Die </text:span>Charaktere haben ein Inventar <text:span text:style-name="T5">und </text:span><text:s/>können spezielle Items erhalten und tragen, die Auswirkungen auf den Kampf, <text:span text:style-name="T5">die Gesundheit und auf ihren Status</text:span> haben.</text:p>
      <text:p text:style-name="P4"/>
      <text:p text:style-name="P6"><text:span text:style-name="T3">Die </text:span>Charaktere bewegen sich durch die Stadt in verschiedenen Locations, die sich auch überschneiden können.</text:p>
      <text:p text:style-name="P6"/>
      <text:p text:style-name="P6"><text:span text:style-name="T5">Die </text:span>Charaktere treten einmal gegen einen regulären Gegner <text:span text:style-name="T5">und einen Endboss an</text:span>.</text:p>
      <text:p text:style-name="P6"/>
      <text:p text:style-name="P6">Spieler kann jederzeit den Spielstand speichern und laden.</text:p>
      <text:p text:style-name="P6"/>
      <text:p text:style-name="P7">Ablaufplanung</text:p>
      <text:p text:style-name="P6"/>
      <text:p text:style-name="P8">09.05.2025 – Projektantrag und Planung des Projekts</text:p>
      <text:p text:style-name="P9"><text:s text:c="20"/>- Vorbereitung der Dokumentationsunterlagen</text:p>
      <text:p text:style-name="P8"/>
      <text:p text:style-name="P8">12.05.2025 <text:s/>- Einrichtung der Entwicklungsumgebung</text:p>
      <text:p text:style-name="P8"><text:tab/> <text:s text:c="7"/>- Grobe Planung des Programmaufbaus <text:span text:style-name="T6">und -ablaufs</text:span></text:p>
      <text:p text:style-name="P8"><text:tab/> <text:s text:c="7"/>- <text:span text:style-name="T6">Recherche</text:span></text:p>
      <text:p text:style-name="P8"/>
      <text:p text:style-name="P8">13.05.2025 – Erstellen der Charakterauswahl</text:p>
      <text:p text:style-name="P8"><text:s text:c="10"/><text:tab/> <text:s text:c="7"/>- Erstellen der Charaktere und deren Eigenschaften</text:p>
      <text:p text:style-name="P8"><text:tab/> <text:s text:c="7"/>- <text:span text:style-name="T6">Erstellen eines Händlers zum handeln</text:span></text:p>
      <text:p text:style-name="P8"/>
      <text:p text:style-name="P8">14.05.2025 – <text:span text:style-name="T6">Erstellen der </text:span>Locations <text:span text:style-name="T6">(Grafiken sind nicht vorgesehen)</text:span></text:p>
      <text:p text:style-name="P8"><text:tab/> <text:s text:c="7"/>- <text:span text:style-name="T6">implementieren eines Item- und Inventar-Systems</text:span></text:p>
      <text:p text:style-name="P8"><text:tab/> <text:s text:c="7"/>- <text:span text:style-name="T6">Speichern und Laden implementieren</text:span></text:p>
      <text:p text:style-name="P8"/>
      <text:p text:style-name="P8">15.05.2025 – <text:span text:style-name="T6">Erstellen von Gegnern und Endboss</text:span></text:p>
      <text:p text:style-name="P8"><text:tab/> <text:s text:c="7"/>- <text:span text:style-name="T7">I</text:span><text:span text:style-name="T6">mplementieren eines Interaktions-/Kampfsystems</text:span></text:p>
      <text:p text:style-name="P8"/>
      <text:p text:style-name="P8">16.05.2025 – <text:span text:style-name="T6">Testläufe und </text:span><text:span text:style-name="T7">Debugging</text:span></text:p>
      <text:p text:style-name="P8"><text:tab/> <text:s text:c="7"/>- <text:span text:style-name="T7">Texte erstellen</text:span></text:p>
      <text:p text:style-name="P8"><text:tab/> <text:s text:c="7"/>- <text:span text:style-name="T8">Dokumentation abschließen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9cm" fo:margin-bottom="1.69cm" fo:margin-left="2.409cm" fo:margin-right="1.6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3:13:53.788236500</meta:creation-date>
    <dc:date>2025-05-09T14:08:11.105662200</dc:date>
    <meta:editing-duration>PT33M14S</meta:editing-duration>
    <meta:editing-cycles>9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27" meta:word-count="201" meta:character-count="1631" meta:non-whitespace-character-count="1339"/>
  </office:meta>
</office:document-meta>
</file>